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draw:stroke="none" svg:stroke-width="0cm" svg:stroke-color="#000000" draw:marker-start-width="0.203cm" draw:marker-end-width="0.203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8" style:family="graphic" style:parent-style-name="objectwithoutfill">
      <style:graphic-properties svg:stroke-width="0.076cm" draw:marker-start-width="0.305cm" draw:marker-end-width="0.305cm" draw:fill="none" draw:textarea-vertical-align="middle" fo:padding-top="0.163cm" fo:padding-bottom="0.163cm" fo:padding-left="0.288cm" fo:padding-right="0.288cm"/>
    </style:style>
    <style:style style:name="gr29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start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1.27cm" svg:x="6.604cm" svg:y="4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1.27cm" svg:x="10.668cm" svg:y="2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0.635cm" svg:x="14.732cm" svg:y="5.461cm">
          <text:p text:style-name="P2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986cm" svg:height="0.635cm" svg:x="2.54cm" svg:y="6.0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32cm" svg:height="4.826cm" svg:x="16.764cm" svg:y="1.6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2cm" svg:height="0.635cm" svg:x="16.764cm" svg:y="6.096cm">
          <text:p text:style-name="P2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032cm" svg:height="0.635cm" svg:x="8.636cm" svg:y="4.826cm">
          <text:p text:style-name="P2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032cm" svg:height="0.635cm" svg:x="12.7cm" svg:y="3.556cm">
          <text:p text:style-name="P2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905cm" svg:height="0.635cm" svg:x="2.667cm" svg:y="1.651cm">
          <text:p text:style-name="P2"><text:span text:style-name="T1">FMU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032cm" svg:height="0.635cm" svg:x="0.508cm" svg:y="1.016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032cm" svg:height="0.635cm" svg:x="0.508cm" svg:y="1.651cm">
          <text:p text:style-name="P3"><text:span text:style-name="T2">+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032cm" svg:height="0.635cm" svg:x="0.508cm" svg:y="2.286cm">
          <text:p text:style-name="P5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032cm" svg:height="0.635cm" svg:x="0.508cm" svg:y="2.92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032cm" svg:height="0.635cm" svg:x="0.508cm" svg:y="3.55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032cm" svg:height="0.635cm" svg:x="0.508cm" svg:y="4.191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32cm" svg:height="0.635cm" svg:x="0.508cm" svg:y="4.826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032cm" svg:height="0.635cm" svg:x="0.508cm" svg:y="5.461cm">
          <text:p text:style-name="P3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032cm" svg:height="0.635cm" svg:x="0.508cm" svg:y="6.096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032cm" svg:height="0.635cm" svg:x="2.54cm" svg:y="1.016cm">
          <text:p text:style-name="P3"><text:span text:style-name="T2">+NORM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.032cm" svg:height="0.635cm" svg:x="4.572cm" svg:y="1.016cm">
          <text:p text:style-name="P3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032cm" svg:height="0.635cm" svg:x="6.604cm" svg:y="1.01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032cm" svg:height="0.635cm" svg:x="8.636cm" svg:y="1.01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032cm" svg:height="0.635cm" svg:x="10.668cm" svg:y="1.01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032cm" svg:height="0.635cm" svg:x="12.7cm" svg:y="1.01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6.256cm" svg:height="0.635cm" svg:x="2.54cm" svg:y="0.381cm">
          <text:p text:style-name="P3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2.032cm" svg:height="0.635cm" svg:x="14.732cm" svg:y="1.016cm">
          <text:p text:style-name="P3"><text:span text:style-name="T2">qNaN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032cm" svg:height="0.635cm" svg:x="16.764cm" svg:y="1.016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2.54cm" svg:y1="1.651cm" svg:x2="2.54cm" svg:y2="6.731cm">
          <text:p/>
        </draw:line>
        <draw:line draw:style-name="gr28" draw:text-style-name="P3" draw:layer="layout" svg:x1="2.54cm" svg:y1="1.651cm" svg:x2="18.796cm" svg:y2="1.651cm">
          <text:p/>
        </draw:line>
        <draw:line draw:style-name="gr29" draw:text-style-name="P3" draw:layer="layout" svg:x1="2.54cm" svg:y1="6.731cm" svg:x2="18.796cm" svg:y2="6.731cm">
          <text:p/>
        </draw:line>
        <draw:line draw:style-name="gr29" draw:text-style-name="P3" draw:layer="layout" svg:x1="18.796cm" svg:y1="6.731cm" svg:x2="18.796cm" svg:y2="1.651cm">
          <text:p/>
        </draw:line>
        <draw:line draw:style-name="gr29" draw:text-style-name="P3" draw:layer="layout" svg:x1="2.54cm" svg:y1="5.461cm" svg:x2="14.732cm" svg:y2="5.461cm">
          <text:p/>
        </draw:line>
        <draw:line draw:style-name="gr29" draw:text-style-name="P3" draw:layer="layout" svg:x1="2.413cm" svg:y1="6.096cm" svg:x2="16.764cm" svg:y2="6.096cm">
          <text:p/>
        </draw:line>
        <draw:line draw:style-name="gr29" draw:text-style-name="P3" draw:layer="layout" svg:x1="16.764cm" svg:y1="6.096cm" svg:x2="16.764cm" svg:y2="1.651cm">
          <text:p/>
        </draw:line>
        <draw:frame draw:style-name="gr30" draw:text-style-name="P7" draw:layer="layout" svg:width="18.288cm" svg:height="1.651cm" svg:x="0.508cm" svg:y="7.112cm">
          <draw:text-box>
            <text:p><text:span text:style-name="T3">Note:</text:span><text:span text:style-name="T3"><text:tab/></text:span><text:span text:style-name="T3">When DN = 0, calculation for denormalized numbers is the same as for normalized numbers.</text:span></text:p>
          </draw:text-box>
        </draw:frame>
        <draw:custom-shape draw:style-name="gr31" draw:text-style-name="P4" draw:layer="layout" svg:width="2.032cm" svg:height="0.635cm" svg:x="6.604cm" svg:y="1.65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2.032cm" svg:height="0.635cm" svg:x="8.636cm" svg:y="2.28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.032cm" svg:height="0.635cm" svg:x="8.636cm" svg:y="1.651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2.032cm" svg:height="0.635cm" svg:x="6.604cm" svg:y="2.28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2.032cm" svg:height="0.635cm" svg:x="8.636cm" svg:y="2.921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2.032cm" svg:height="0.635cm" svg:x="6.604cm" svg:y="3.55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2.032cm" svg:height="0.635cm" svg:x="6.604cm" svg:y="2.92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2.032cm" svg:height="0.635cm" svg:x="8.636cm" svg:y="3.55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2.032cm" svg:height="0.635cm" svg:x="2.54cm" svg:y="2.92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2.032cm" svg:height="0.635cm" svg:x="4.572cm" svg:y="3.55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032cm" svg:height="0.635cm" svg:x="2.54cm" svg:y="3.55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2.032cm" svg:height="0.635cm" svg:x="4.572cm" svg:y="2.921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2.032cm" svg:height="0.635cm" svg:x="10.668cm" svg:y="2.28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032cm" svg:height="0.635cm" svg:x="12.7cm" svg:y="1.651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2.032cm" svg:height="0.635cm" svg:x="10.668cm" svg:y="1.65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2.032cm" svg:height="0.635cm" svg:x="12.7cm" svg:y="2.28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2.032cm" svg:height="0.635cm" svg:x="10.668cm" svg:y="4.19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2.032cm" svg:height="0.635cm" svg:x="12.7cm" svg:y="4.82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2.032cm" svg:height="0.635cm" svg:x="12.7cm" svg:y="4.191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2.032cm" svg:height="0.635cm" svg:x="10.668cm" svg:y="4.82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4.732cm" svg:y1="5.461cm" svg:x2="14.732cm" svg:y2="1.651cm">
          <text:p/>
        </draw:line>
        <draw:custom-shape draw:style-name="gr51" draw:text-style-name="P4" draw:layer="layout" svg:width="2.032cm" svg:height="0.635cm" svg:x="4.572cm" svg:y="4.191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032cm" svg:height="0.635cm" svg:x="2.54cm" svg:y="4.82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2.032cm" svg:height="0.635cm" svg:x="2.54cm" svg:y="4.19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2.032cm" svg:height="0.635cm" svg:x="4.572cm" svg:y="4.82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11T11:34:10</dc:date>
    <dc:creator>Yam </dc:creator>
    <meta:editing-duration>PT36M7S</meta:editing-duration>
    <meta:editing-cycles>27</meta:editing-cycles>
    <meta:generator>LibreOffice/3.5$Linux_x86 LibreOffice_project/350m1$Build-2</meta:generator>
    <meta:document-statistic meta:object-count="60"/>
  </office:meta>
</office:document-meta>
</file>